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57in"/>
    </style:style>
    <style:style style:name="co3" style:family="table-column">
      <style:table-column-properties fo:break-before="auto" style:column-width="0.9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ext-properties style:font-name="Garamond" fo:font-weight="bold" style:font-weight-asian="bold" style:font-weight-complex="bold"/>
    </style:style>
    <style:style style:name="ce2" style:family="table-cell" style:parent-style-name="Default">
      <style:text-properties style:font-name="Garamond"/>
    </style:style>
    <style:style style:name="ce3" style:family="table-cell" style:parent-style-name="Default" style:data-style-name="N100">
      <style:text-properties style:font-name="Garamond"/>
    </style:style>
    <style:style style:name="ce4" style:family="table-cell" style:parent-style-name="Default" style:data-style-name="N60">
      <style:text-properties style:font-name="Garamond"/>
    </style:style>
    <style:style style:name="ce5" style:family="table-cell" style:parent-style-name="Default">
      <style:text-properties style:font-name="Garamond" fo:font-weight="normal" style:font-weight-asian="normal" style:font-weight-complex="normal"/>
    </style:style>
    <style:style style:name="ce6" style:family="table-cell" style:parent-style-name="Default" style:data-style-name="N60">
      <style:text-properties style:font-name="Garamond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5953in" svg:y="2.528in">
            <draw:object draw:notify-on-update-of-ranges="Sheet1.A15:Sheet1.A15 Sheet1.A16:Sheet1.A18 Sheet1.B15:Sheet1.B15 Sheet1.B16:Sheet1.B18 Sheet1.C15:Sheet1.C15 Sheet1.C16:Sheet1.C18 Sheet1.D15:Sheet1.D15 Sheet1.D16:Sheet1.D18" xlink:href="./Object 1" xlink:type="simple" xlink:show="embed" xlink:actuate="onLoad"/>
            <draw:image xlink:href="./ObjectReplacements/Object 1" xlink:type="simple" xlink:show="embed" xlink:actuate="onLoad"/>
            <svg:title>Average Search Time</svg:title>
            <svg:desc>Average search time for Sequential Array, Sorted Array, and Hash Table implementations of a Dictionary ADT</svg:desc>
          </draw:frame>
        </table:shapes>
        <table:table-column table:style-name="co1" table:number-columns-repeated="4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1" table:number-columns-repeated="1014" table:default-cell-style-name="ce2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Searches</text:p>
          </table:table-cell>
          <table:table-cell table:style-name="ce1" office:value-type="string" calcext:value-type="string">
            <text:p>SeqDict Total</text:p>
          </table:table-cell>
          <table:table-cell table:style-name="ce1" office:value-type="string" calcext:value-type="string">
            <text:p>SortDict Total</text:p>
          </table:table-cell>
          <table:table-cell table:style-name="ce1" office:value-type="string" calcext:value-type="string">
            <text:p>HashDict Total</text:p>
          </table:table-cell>
          <table:table-cell table:style-name="ce1" office:value-type="string" calcext:value-type="string">
            <text:p>SeqDict Avg</text:p>
          </table:table-cell>
          <table:table-cell table:style-name="ce1" office:value-type="string" calcext:value-type="string">
            <text:p>SortDict Avg</text:p>
          </table:table-cell>
          <table:table-cell table:style-name="ce1" office:value-type="string" calcext:value-type="string">
            <text:p>HashDict Avg</text:p>
          </table:table-cell>
          <table:table-cell table:style-name="ce1" table:number-columns-repeated="1014"/>
        </table:table-row>
        <table:table-row table:style-name="ro1">
          <table:table-cell office:value-type="float" office:value="25143" calcext:value-type="float">
            <text:p>25143</text:p>
          </table:table-cell>
          <table:table-cell office:value-type="float" office:value="5206" calcext:value-type="float">
            <text:p>5206</text:p>
          </table:table-cell>
          <table:table-cell table:style-name="ce5" office:value-type="float" office:value="0.642871" calcext:value-type="float">
            <text:p>0.642871</text:p>
          </table:table-cell>
          <table:table-cell table:style-name="ce5" office:value-type="float" office:value="0.008164" calcext:value-type="float">
            <text:p>0.008164</text:p>
          </table:table-cell>
          <table:table-cell table:style-name="ce5" office:value-type="float" office:value="0.010803" calcext:value-type="float">
            <text:p>0.010803</text:p>
          </table:table-cell>
          <table:table-cell table:style-name="ce5" office:value-type="float" office:value="0.000123487" calcext:value-type="float">
            <text:p>0.000123487</text:p>
          </table:table-cell>
          <table:table-cell table:style-name="ce6" office:value-type="float" office:value="0.00000156819" calcext:value-type="float">
            <text:p>1.56819E-006</text:p>
          </table:table-cell>
          <table:table-cell table:style-name="ce6" office:value-type="float" office:value="0.00000207511" calcext:value-type="float">
            <text:p>2.07511E-006</text:p>
          </table:table-cell>
          <table:table-cell table:style-name="ce5" table:number-columns-repeated="1014"/>
        </table:table-row>
        <table:table-row table:style-name="ro1">
          <table:table-cell office:value-type="float" office:value="25143" calcext:value-type="float">
            <text:p>25143</text:p>
          </table:table-cell>
          <table:table-cell office:value-type="float" office:value="213622" calcext:value-type="float">
            <text:p>213622</text:p>
          </table:table-cell>
          <table:table-cell office:value-type="float" office:value="18.704" calcext:value-type="float">
            <text:p>18.704</text:p>
          </table:table-cell>
          <table:table-cell office:value-type="float" office:value="0.154635" calcext:value-type="float">
            <text:p>0.154635</text:p>
          </table:table-cell>
          <table:table-cell table:style-name="ce4" office:value-type="float" office:value="0.047435" calcext:value-type="float">
            <text:p>0.047435</text:p>
          </table:table-cell>
          <table:table-cell table:style-name="ce4" office:value-type="float" office:value="0.0000875567" calcext:value-type="float">
            <text:p>8.75567E-005</text:p>
          </table:table-cell>
          <table:table-cell table:style-name="ce4" office:value-type="float" office:value="0.000000723872" calcext:value-type="float">
            <text:p>7.23872E-007</text:p>
          </table:table-cell>
          <table:table-cell table:style-name="ce4" office:value-type="float" office:value="0.000000222051" calcext:value-type="float">
            <text:p>2.22051E-007</text:p>
          </table:table-cell>
          <table:table-cell table:number-columns-repeated="1014"/>
        </table:table-row>
        <table:table-row table:style-name="ro1">
          <table:table-cell office:value-type="float" office:value="25143" calcext:value-type="float">
            <text:p>25143</text:p>
          </table:table-cell>
          <table:table-cell table:formula="of:=SUM([.B2:.B3])" office:value-type="float" office:value="218828" calcext:value-type="float">
            <text:p/>
          </table:table-cell>
          <table:table-cell table:number-columns-repeated="2"/>
          <table:table-cell table:style-name="ce4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4"/>
          <table:table-cell table:style-name="ce4" table:number-columns-repeated="4"/>
          <table:table-cell table:number-columns-repeated="1014"/>
        </table:table-row>
        <table:table-row table:style-name="ro1">
          <table:table-cell office:value-type="float" office:value="57046" calcext:value-type="float">
            <text:p>57046</text:p>
          </table:table-cell>
          <table:table-cell office:value-type="float" office:value="5206" calcext:value-type="float">
            <text:p>5206</text:p>
          </table:table-cell>
          <table:table-cell office:value-type="float" office:value="1.85605" calcext:value-type="float">
            <text:p>1.85605</text:p>
          </table:table-cell>
          <table:table-cell office:value-type="float" office:value="0.008995" calcext:value-type="float">
            <text:p>0.008995</text:p>
          </table:table-cell>
          <table:table-cell office:value-type="float" office:value="0.008172" calcext:value-type="float">
            <text:p>0.008172</text:p>
          </table:table-cell>
          <table:table-cell office:value-type="float" office:value="0.000356521" calcext:value-type="float">
            <text:p>0.000356521</text:p>
          </table:table-cell>
          <table:table-cell table:style-name="ce4" office:value-type="float" office:value="0.00000172781" calcext:value-type="float">
            <text:p>1.72781E-006</text:p>
          </table:table-cell>
          <table:table-cell table:style-name="ce4" office:value-type="float" office:value="0.00000156973" calcext:value-type="float">
            <text:p>1.56973E-006</text:p>
          </table:table-cell>
          <table:table-cell table:number-columns-repeated="1014"/>
        </table:table-row>
        <table:table-row table:style-name="ro1">
          <table:table-cell office:value-type="float" office:value="57046" calcext:value-type="float">
            <text:p>57046</text:p>
          </table:table-cell>
          <table:table-cell office:value-type="float" office:value="213622" calcext:value-type="float">
            <text:p>213622</text:p>
          </table:table-cell>
          <table:table-cell office:value-type="float" office:value="63.1534" calcext:value-type="float">
            <text:p>63.1534</text:p>
          </table:table-cell>
          <table:table-cell office:value-type="float" office:value="0.162554" calcext:value-type="float">
            <text:p>0.162554</text:p>
          </table:table-cell>
          <table:table-cell office:value-type="float" office:value="0.050951" calcext:value-type="float">
            <text:p>0.050951</text:p>
          </table:table-cell>
          <table:table-cell office:value-type="float" office:value="0.000295631" calcext:value-type="float">
            <text:p>0.000295631</text:p>
          </table:table-cell>
          <table:table-cell table:style-name="ce4" office:value-type="float" office:value="0.000000760942" calcext:value-type="float">
            <text:p>7.60942E-007</text:p>
          </table:table-cell>
          <table:table-cell table:style-name="ce4" office:value-type="float" office:value="0.00000023851" calcext:value-type="float">
            <text:p>2.3851E-007</text:p>
          </table:table-cell>
          <table:table-cell table:number-columns-repeated="1014"/>
        </table:table-row>
        <table:table-row table:style-name="ro1">
          <table:table-cell office:value-type="float" office:value="57046" calcext:value-type="float">
            <text:p>57046</text:p>
          </table:table-cell>
          <table:table-cell table:formula="of:=SUM([.B6:.B7])" office:value-type="float" office:value="218828" calcext:value-type="float">
            <text:p/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1014"/>
        </table:table-row>
        <table:table-row table:style-name="ro1">
          <table:table-cell office:value-type="float" office:value="127031" calcext:value-type="float">
            <text:p>127031</text:p>
          </table:table-cell>
          <table:table-cell office:value-type="float" office:value="5206" calcext:value-type="float">
            <text:p>5206</text:p>
          </table:table-cell>
          <table:table-cell office:value-type="float" office:value="9.81362" calcext:value-type="float">
            <text:p>9.81362</text:p>
          </table:table-cell>
          <table:table-cell office:value-type="float" office:value="0.009593" calcext:value-type="float">
            <text:p>0.009593</text:p>
          </table:table-cell>
          <table:table-cell office:value-type="float" office:value="0.011715" calcext:value-type="float">
            <text:p>0.011715</text:p>
          </table:table-cell>
          <table:table-cell office:value-type="float" office:value="0.00188506" calcext:value-type="float">
            <text:p>0.00188506</text:p>
          </table:table-cell>
          <table:table-cell table:style-name="ce4" office:value-type="float" office:value="0.00000184268" calcext:value-type="float">
            <text:p>1.84268E-006</text:p>
          </table:table-cell>
          <table:table-cell table:style-name="ce4" office:value-type="float" office:value="0.00000225029" calcext:value-type="float">
            <text:p>2.25029E-006</text:p>
          </table:table-cell>
          <table:table-cell table:number-columns-repeated="1014"/>
        </table:table-row>
        <table:table-row table:style-name="ro1">
          <table:table-cell office:value-type="float" office:value="127031" calcext:value-type="float">
            <text:p>127031</text:p>
          </table:table-cell>
          <table:table-cell office:value-type="float" office:value="213622" calcext:value-type="float">
            <text:p>213622</text:p>
          </table:table-cell>
          <table:table-cell office:value-type="float" office:value="342.488" calcext:value-type="float">
            <text:p>342.488</text:p>
          </table:table-cell>
          <table:table-cell office:value-type="float" office:value="0.172937" calcext:value-type="float">
            <text:p>0.172937</text:p>
          </table:table-cell>
          <table:table-cell office:value-type="float" office:value="0.057383" calcext:value-type="float">
            <text:p>0.057383</text:p>
          </table:table-cell>
          <table:table-cell office:value-type="float" office:value="0.00160324" calcext:value-type="float">
            <text:p>0.00160324</text:p>
          </table:table-cell>
          <table:table-cell table:style-name="ce4" office:value-type="float" office:value="0.000000809547" calcext:value-type="float">
            <text:p>8.09547E-007</text:p>
          </table:table-cell>
          <table:table-cell table:style-name="ce4" office:value-type="float" office:value="0.000000268619" calcext:value-type="float">
            <text:p>2.68619E-007</text:p>
          </table:table-cell>
          <table:table-cell table:number-columns-repeated="1014"/>
        </table:table-row>
        <table:table-row table:style-name="ro1">
          <table:table-cell office:value-type="float" office:value="127031" calcext:value-type="float">
            <text:p>127031</text:p>
          </table:table-cell>
          <table:table-cell table:formula="of:=SUM([.B10:.B11])" office:value-type="float" office:value="218828" calcext:value-type="float">
            <text:p/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table:style-name="Default" table:number-columns-repeated="1022"/>
        </table:table-row>
        <table:table-row table:style-name="ro1">
          <table:table-cell table:style-name="Default"/>
          <table:table-cell table:style-name="ce1" office:value-type="string" calcext:value-type="string">
            <text:p>SeqDict Avg</text:p>
          </table:table-cell>
          <table:table-cell table:style-name="ce1" office:value-type="string" calcext:value-type="string">
            <text:p>SortDict Avg</text:p>
          </table:table-cell>
          <table:table-cell table:style-name="ce1" office:value-type="string" calcext:value-type="string">
            <text:p>HashDict Avg</text:p>
          </table:table-cell>
          <table:table-cell table:number-columns-repeated="1014"/>
          <table:table-cell table:style-name="Default" table:number-columns-repeated="4"/>
        </table:table-row>
        <table:table-row table:style-name="ro1">
          <table:table-cell table:style-name="ce3" office:value-type="float" office:value="25143" calcext:value-type="float">
            <text:p>25143</text:p>
          </table:table-cell>
          <table:table-cell table:style-name="ce4" table:formula="of:=AVERAGE([.F2:.F3])" office:value-type="float" office:value="0.00010552185" calcext:value-type="float">
            <text:p/>
          </table:table-cell>
          <table:table-cell table:style-name="ce4" table:formula="of:=AVERAGE([.G2:.G3])" office:value-type="float" office:value="0.000001146031" calcext:value-type="float">
            <text:p/>
          </table:table-cell>
          <table:table-cell table:style-name="ce4" table:formula="of:=AVERAGE([.H2:.H3])" office:value-type="float" office:value="0.0000011485805" calcext:value-type="float">
            <text:p/>
          </table:table-cell>
          <table:table-cell table:number-columns-repeated="1014"/>
          <table:table-cell table:style-name="Default" table:number-columns-repeated="4"/>
        </table:table-row>
        <table:table-row table:style-name="ro1">
          <table:table-cell table:style-name="ce3" office:value-type="float" office:value="57046" calcext:value-type="float">
            <text:p>57046</text:p>
          </table:table-cell>
          <table:table-cell table:style-name="ce4" table:formula="of:=AVERAGE([.F6:.F7])" office:value-type="float" office:value="0.000326076" calcext:value-type="float">
            <text:p/>
          </table:table-cell>
          <table:table-cell table:style-name="ce4" table:formula="of:=AVERAGE([.G6:.G7])" office:value-type="float" office:value="0.000001244376" calcext:value-type="float">
            <text:p/>
          </table:table-cell>
          <table:table-cell table:style-name="ce4" table:formula="of:=AVERAGE([.H6:.H7])" office:value-type="float" office:value="0.00000090412" calcext:value-type="float">
            <text:p/>
          </table:table-cell>
          <table:table-cell table:number-columns-repeated="1014"/>
          <table:table-cell table:style-name="Default" table:number-columns-repeated="4"/>
        </table:table-row>
        <table:table-row table:style-name="ro1">
          <table:table-cell table:style-name="ce3" office:value-type="float" office:value="127031" calcext:value-type="float">
            <text:p>127031</text:p>
          </table:table-cell>
          <table:table-cell table:style-name="ce4" table:formula="of:=AVERAGE([.F10:.F11])" office:value-type="float" office:value="0.00174415" calcext:value-type="float">
            <text:p/>
          </table:table-cell>
          <table:table-cell table:style-name="ce4" table:formula="of:=AVERAGE([.G10:.G11])" office:value-type="float" office:value="0.0000013261135" calcext:value-type="float">
            <text:p/>
          </table:table-cell>
          <table:table-cell table:style-name="ce4" table:formula="of:=AVERAGE([.H10:.H11])" office:value-type="float" office:value="0.0000012594545" calcext:value-type="float">
            <text:p/>
          </table:table-cell>
          <table:table-cell table:number-columns-repeated="1014"/>
          <table:table-cell table:style-name="Default" table:number-columns-repeated="4"/>
        </table:table-row>
        <table:table-row table:style-name="ro1" table:number-rows-repeated="1048557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1:Sheet1.H1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0/00/0000</text:date>, <text:time style:data-style-name="N2" text:time-value="14:05:45.08125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1T13:52:46.591831000</meta:creation-date>
    <dc:date>2014-06-11T15:01:28.487303000</dc:date>
    <meta:editing-duration>PT45M11S</meta:editing-duration>
    <meta:editing-cycles>8</meta:editing-cycles>
    <meta:generator>LibreOffice/4.2.1.1$MacOSX_x86 LibreOffice_project/d7dbbd7842e6a58b0f521599204e827654e1fb8b</meta:generator>
    <meta:document-statistic meta:table-count="1" meta:cell-count="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true" chart:maximum="0.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6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6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144cm" svg:y="3.709cm" style:legend-expansion="high" chart:style-name="ch2"/>
        <chart:plot-area chart:style-name="ch3" table:cell-range-address="Sheet1.A15:Sheet1.D18" chart:data-source-has-labels="both" svg:x="1.653cm" svg:y="0.855cm" svg:width="10.851cm" svg:height="7.008cm">
          <chartooo:coordinate-region svg:x="3.543cm" svg:y="1.053cm" svg:width="8.961cm" svg:height="6.167cm"/>
          <chart:axis chart:dimension="x" chart:name="primary-x" chart:style-name="ch4" chartooo:axis-type="auto">
            <chartooo:date-scale/>
            <chart:title svg:x="5.959cm" svg:y="8.043cm" chart:style-name="ch5">
              <text:p>Dictionary Size</text:p>
            </chart:title>
            <chart:categories table:cell-range-address="Sheet1.A16:Sheet1.A18"/>
          </chart:axis>
          <chart:axis chart:dimension="y" chart:name="primary-y" chart:style-name="ch6">
            <chart:title svg:x="0.451cm" svg:y="5.952cm" chart:style-name="ch7">
              <text:p>Search Time
(seconds in log scale)</text:p>
            </chart:title>
            <chart:grid chart:style-name="ch8" chart:class="major"/>
          </chart:axis>
          <chart:series chart:style-name="ch9" chart:values-cell-range-address="Sheet1.B16:Sheet1.B18" chart:label-cell-address="Sheet1.B15:Sheet1.B15" chart:class="chart:bar">
            <chart:data-point chart:repeated="3"/>
          </chart:series>
          <chart:series chart:style-name="ch10" chart:values-cell-range-address="Sheet1.C16:Sheet1.C18" chart:label-cell-address="Sheet1.C15:Sheet1.C15" chart:class="chart:bar">
            <chart:data-point chart:repeated="3"/>
          </chart:series>
          <chart:series chart:style-name="ch11" chart:values-cell-range-address="Sheet1.D16:Sheet1.D18" chart:label-cell-address="Sheet1.D15:Sheet1.D1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Dict Avg</text:p>
                <draw:g>
                  <svg:desc>Sheet1.B15:Sheet1.B15</svg:desc>
                </draw:g>
              </table:table-cell>
              <table:table-cell office:value-type="string">
                <text:p>SortDict Avg</text:p>
                <draw:g>
                  <svg:desc>Sheet1.C15:Sheet1.C15</svg:desc>
                </draw:g>
              </table:table-cell>
              <table:table-cell office:value-type="string">
                <text:p>HashDict Avg</text:p>
                <draw:g>
                  <svg:desc>Sheet1.D15:Sheet1.D15</svg:desc>
                </draw:g>
              </table:table-cell>
            </table:table-row>
          </table:table-header-rows>
          <table:table-rows>
            <table:table-row>
              <table:table-cell office:value-type="float" office:value="25143">
                <text:p>25140</text:p>
                <draw:g>
                  <svg:desc>Sheet1.A16:Sheet1.A18</svg:desc>
                </draw:g>
              </table:table-cell>
              <table:table-cell office:value-type="float" office:value="0.00010552185">
                <text:p>0.00010552185</text:p>
                <draw:g>
                  <svg:desc>Sheet1.B16:Sheet1.B18</svg:desc>
                </draw:g>
              </table:table-cell>
              <table:table-cell office:value-type="float" office:value="0.000001146031">
                <text:p>0.000001146031</text:p>
                <draw:g>
                  <svg:desc>Sheet1.C16:Sheet1.C18</svg:desc>
                </draw:g>
              </table:table-cell>
              <table:table-cell office:value-type="float" office:value="0.0000011485805">
                <text:p>0.0000011485805</text:p>
                <draw:g>
                  <svg:desc>Sheet1.D16:Sheet1.D18</svg:desc>
                </draw:g>
              </table:table-cell>
            </table:table-row>
            <table:table-row>
              <table:table-cell office:value-type="float" office:value="57046">
                <text:p>57050</text:p>
              </table:table-cell>
              <table:table-cell office:value-type="float" office:value="0.000326076">
                <text:p>0.000326076</text:p>
              </table:table-cell>
              <table:table-cell office:value-type="float" office:value="0.000001244376">
                <text:p>0.000001244376</text:p>
              </table:table-cell>
              <table:table-cell office:value-type="float" office:value="0.00000090412">
                <text:p>0.00000090412</text:p>
              </table:table-cell>
            </table:table-row>
            <table:table-row>
              <table:table-cell office:value-type="float" office:value="127031">
                <text:p>127030</text:p>
              </table:table-cell>
              <table:table-cell office:value-type="float" office:value="0.00174415">
                <text:p>0.00174415</text:p>
              </table:table-cell>
              <table:table-cell office:value-type="float" office:value="0.0000013261135">
                <text:p>0.0000013261135</text:p>
              </table:table-cell>
              <table:table-cell office:value-type="float" office:value="0.0000012594545">
                <text:p>0.0000012594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1.1$MacOSX_x86 LibreOffice_project/d7dbbd7842e6a58b0f521599204e827654e1fb8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